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45f" officeooo:paragraph-rsid="001004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Zoo</text:p>
      <text:p text:style-name="P1"><text:tab/><text:span text:style-name="T1">Public</text:span></text:p>
      <text:p text:style-name="P1"><text:tab/>5 sekawan</text:p>
      <text:p text:style-name="P1"><text:tab/>SetZooLength</text:p>
      <text:p text:style-name="P1"><text:tab/>SetZooWidth</text:p>
      <text:p text:style-name="P1"><text:tab/>GetZooLength</text:p>
      <text:p text:style-name="P1"><text:tab/>GetZooWidth</text:p>
      <text:p text:style-name="P1"><text:tab/></text:p>
      <text:p text:style-name="P1"><text:tab/><text:span text:style-name="T1">Private</text:span></text:p>
      <text:p text:style-name="P1"><text:span text:style-name="T1"><text:tab/></text:span><text:span text:style-name="T2">zoo_name</text:span></text:p>
      <text:p text:style-name="P1"><text:span text:style-name="T2"><text:tab/>zoo_width</text:span></text:p>
      <text:p text:style-name="P1"><text:span text:style-name="T2"><text:tab/>zoo_length</text:span></text:p>
      <text:p text:style-name="P1"><text:span text:style-name="T2"><text:tab/>**Cell</text:span></text:p>
      <text:p text:style-name="P1"><text:span text:style-name="T2"/></text:p>
      <text:p text:style-name="P1"><text:span text:style-name="T2">Class Cell</text:span></text:p>
      <text:p text:style-name="P1"><text:span text:style-name="T2"><text:tab/></text:span><text:span text:style-name="T1">Public</text:span></text:p>
      <text:p text:style-name="P1"><text:span text:style-name="T1"><text:tab/></text:span><text:span text:style-name="T2">5 sekawan</text:span></text:p>
      <text:p text:style-name="P1"><text:span text:style-name="T2"><text:tab/>GetX</text:span></text:p>
      <text:p text:style-name="P1"><text:span text:style-name="T2"><text:tab/>GetY</text:span></text:p>
      <text:p text:style-name="P1"><text:span text:style-name="T2"><text:tab/>SetX</text:span></text:p>
      <text:p text:style-name="P1"><text:span text:style-name="T2"><text:tab/>SetY</text:span></text:p>
      <text:p text:style-name="P1"><text:span text:style-name="T2"/></text:p>
      <text:p text:style-name="P1"><text:span text:style-name="T2"><text:tab/></text:span><text:span text:style-name="T1">Private/Protected</text:span></text:p>
      <text:p text:style-name="P1"><text:span text:style-name="T1"><text:tab/></text:span><text:span text:style-name="T2">X</text:span></text:p>
      <text:p text:style-name="P1"><text:span text:style-name="T2"><text:tab/>Y</text:span></text:p>
      <text:p text:style-name="P1"><text:span text:style-name="T2"/></text:p>
      <text:p text:style-name="P1"><text:span text:style-name="T2">Class Habitat</text:span></text:p>
      <text:p text:style-name="P1"><text:span text:style-name="T2"><text:tab/></text:span><text:span text:style-name="T1">Public</text:span></text:p>
      <text:p text:style-name="P1"><text:span text:style-name="T2"><text:tab/>5 sekawan</text:span></text:p>
      <text:p text:style-name="P1"><text:span text:style-name="T2"><text:tab/>GetHabitat</text:span></text:p>
      <text:p text:style-name="P1"><text:span text:style-name="T2"><text:tab/>SetHabitat</text:span></text:p>
      <text:p text:style-name="P1"><text:span text:style-name="T2"><text:tab/></text:span></text:p>
      <text:p text:style-name="P1"><text:span text:style-name="T2"><text:tab/></text:span><text:span text:style-name="T1">Private</text:span></text:p>
      <text:p text:style-name="P1"><text:span text:style-name="T1"><text:tab/></text:span><text:span text:style-name="T2">x_habitat</text:span></text:p>
      <text:p text:style-name="P1"><text:span text:style-name="T2"><text:tab/>y_habitat</text:span></text:p>
      <text:p text:style-name="P1"><text:span text:style-name="T2"/></text:p>
      <text:p text:style-name="P1"><text:span text:style-name="T2">Class Facility</text:span></text:p>
      <text:p text:style-name="P1"><text:span text:style-name="T2"><text:tab/></text:span><text:span text:style-name="T1">Public</text:span></text:p>
      <text:p text:style-name="P1"><text:span text:style-name="T1"><text:tab/></text:span><text:span text:style-name="T2">5 sekawan</text:span></text:p>
      <text:p text:style-name="P1"><text:span text:style-name="T2"><text:tab/>GetFacility</text:span></text:p>
      <text:p text:style-name="P1"><text:span text:style-name="T2"><text:tab/>SetFacility</text:span></text:p>
      <text:p text:style-name="P1"><text:span text:style-name="T2"/></text:p>
      <text:p text:style-name="P1"><text:span text:style-name="T2"><text:tab/></text:span><text:span text:style-name="T1">Private</text:span></text:p>
      <text:p text:style-name="P1"><text:span text:style-name="T1"><text:tab/></text:span><text:span text:style-name="T2">x_facility</text:span></text:p>
      <text:p text:style-name="P1"><text:span text:style-name="T2"><text:tab/>y_facility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4:41:22.491697375</meta:creation-date>
    <dc:date>2017-03-11T14:49:49.977460519</dc:date>
    <meta:editing-duration>PT8M29S</meta:editing-duration>
    <meta:editing-cycles>1</meta:editing-cycles>
    <meta:document-statistic meta:table-count="0" meta:image-count="0" meta:object-count="0" meta:page-count="1" meta:paragraph-count="40" meta:word-count="46" meta:character-count="357" meta:non-whitespace-character-count="313"/>
    <meta:generator>LibreOffice/5.1.6.2$Linux_X86_64 LibreOffice_project/10m0$Build-2</meta:generator>
  </office:meta>
</office:document-meta>
</file>